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dia/image1.gif" manifest:media-type="image/gif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7"/>
    <style:style style:name="ce5" style:family="table-cell" style:parent-style-name="Default" style:data-style-name="N36"/>
    <style:style style:name="ce6" style:family="table-cell" style:parent-style-name="Default" style:data-style-name="N36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36">
      <style:text-properties fo:font-weight="bold" style:font-weight-asian="bold" style:font-weight-complex="bold"/>
    </style:style>
    <style:style style:name="ce8" style:family="table-cell" style:parent-style-name="Default" style:data-style-name="N19"/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4.841875cm"/>
    </style:style>
    <style:style style:name="co7" style:family="table-column">
      <style:table-column-properties fo:break-before="auto" style:column-width="5.37104166666667cm"/>
    </style:style>
    <style:style style:name="co8" style:family="table-column">
      <style:table-column-properties fo:break-before="auto" style:column-width="3.4925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scharge_in_sleep_mod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Battery discharge trend for the remote node cyclying between the sleep mode and RX mode</text:p>
          </table:table-cell>
          <table:table-cell table:number-columns-repeated="16383" table:style-name="ce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Measurement date</text:p>
          </table:table-cell>
          <table:table-cell office:value-type="string" table:style-name="ce3">
            <text:p>Battery voltage</text:p>
          </table:table-cell>
          <table:table-cell table:style-name="ce1">
            <draw:frame draw:z-index="1" draw:id="id0" draw:style-name="a0" draw:name="Chart 1" svg:x="0.53386in" svg:y="0.1126in" svg:width="6.29882in" svg:height="3.5503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date" office:date-value="2018-03-18T00:00:00" table:style-name="ce4">
            <text:p>18/03/18</text:p>
          </table:table-cell>
          <table:table-cell office:value-type="float" office:value="12.81" table:style-name="ce1">
            <text:p>12,81</text:p>
          </table:table-cell>
          <table:table-cell table:number-columns-repeated="16382"/>
        </table:table-row>
        <table:table-row table:style-name="ro2">
          <table:table-cell office:value-type="date" office:date-value="2018-03-20T00:00:00" table:style-name="ce4">
            <text:p>20/03/18</text:p>
          </table:table-cell>
          <table:table-cell office:value-type="float" office:value="12.76" table:style-name="ce1">
            <text:p>12,76</text:p>
          </table:table-cell>
          <table:table-cell table:number-columns-repeated="16382"/>
        </table:table-row>
        <table:table-row table:style-name="ro2">
          <table:table-cell office:value-type="date" office:date-value="2018-03-22T00:00:00" table:style-name="ce4">
            <text:p>22/03/18</text:p>
          </table:table-cell>
          <table:table-cell office:value-type="float" office:value="12.73" table:style-name="ce1">
            <text:p>12,73</text:p>
          </table:table-cell>
          <table:table-cell table:number-columns-repeated="16382"/>
        </table:table-row>
        <table:table-row table:style-name="ro2">
          <table:table-cell office:value-type="date" office:date-value="2018-03-26T00:00:00" table:style-name="ce4">
            <text:p>26/03/18</text:p>
          </table:table-cell>
          <table:table-cell office:value-type="float" office:value="12.67" table:style-name="ce1">
            <text:p>12,67</text:p>
          </table:table-cell>
          <table:table-cell table:number-columns-repeated="16382"/>
        </table:table-row>
        <table:table-row table:style-name="ro2">
          <table:table-cell office:value-type="date" office:date-value="2018-03-28T00:00:00" table:style-name="ce4">
            <text:p>28/03/18</text:p>
          </table:table-cell>
          <table:table-cell office:value-type="float" office:value="12.65" table:style-name="ce1">
            <text:p>12,65</text:p>
          </table:table-cell>
          <table:table-cell table:number-columns-repeated="16382"/>
        </table:table-row>
        <table:table-row table:style-name="ro2">
          <table:table-cell office:value-type="date" office:date-value="2018-03-30T00:00:00" table:style-name="ce4">
            <text:p>30/03/18</text:p>
          </table:table-cell>
          <table:table-cell office:value-type="float" office:value="12.62" table:style-name="ce1">
            <text:p>12,62</text:p>
          </table:table-cell>
          <table:table-cell table:number-columns-repeated="16382"/>
        </table:table-row>
        <table:table-row table:style-name="ro2">
          <table:table-cell office:value-type="date" office:date-value="2018-04-03T00:00:00" table:style-name="ce4">
            <text:p>03/04/18</text:p>
          </table:table-cell>
          <table:table-cell office:value-type="float" office:value="12.56" table:style-name="ce1">
            <text:p>12,56</text:p>
          </table:table-cell>
          <table:table-cell table:number-columns-repeated="16382"/>
        </table:table-row>
        <table:table-row table:style-name="ro2">
          <table:table-cell office:value-type="date" office:date-value="2018-04-07T00:00:00" table:style-name="ce4">
            <text:p>07/04/18</text:p>
          </table:table-cell>
          <table:table-cell office:value-type="float" office:value="12.5" table:style-name="ce1">
            <text:p>12,5</text:p>
          </table:table-cell>
          <table:table-cell table:number-columns-repeated="16382"/>
        </table:table-row>
        <table:table-row table:style-name="ro2">
          <table:table-cell office:value-type="date" office:date-value="2018-04-10T00:00:00" table:style-name="ce4">
            <text:p>10/04/18</text:p>
          </table:table-cell>
          <table:table-cell office:value-type="float" office:value="12.45" table:style-name="ce1">
            <text:p>12,45</text:p>
          </table:table-cell>
          <table:table-cell table:number-columns-repeated="16382"/>
        </table:table-row>
        <table:table-row table:style-name="ro2">
          <table:table-cell office:value-type="date" office:date-value="2018-04-20T00:00:00" table:style-name="ce4">
            <text:p>20/04/18</text:p>
          </table:table-cell>
          <table:table-cell office:value-type="float" office:value="12.3" table:style-name="ce1">
            <text:p>12,3</text:p>
          </table:table-cell>
          <table:table-cell table:number-columns-repeated="16382"/>
        </table:table-row>
        <table:table-row table:style-name="ro2">
          <table:table-cell office:value-type="date" office:date-value="2018-04-28T00:00:00" table:style-name="ce4">
            <text:p>28/04/18</text:p>
          </table:table-cell>
          <table:table-cell office:value-type="float" office:value="12.18" table:style-name="ce1">
            <text:p>12,18</text:p>
          </table:table-cell>
          <table:table-cell table:number-columns-repeated="16382"/>
        </table:table-row>
        <table:table-row table:number-rows-repeated="6" table:style-name="ro2">
          <table:table-cell table:number-columns-repeated="16384"/>
        </table:table-row>
        <table:table-row table:style-name="ro2">
          <table:table-cell office:value-type="string" table:style-name="ce1">
            <text:p>Difference between first and last measurements</text:p>
          </table:table-cell>
          <table:table-cell table:number-columns-repeated="16383" table:style-name="ce1"/>
        </table:table-row>
        <table:table-row table:style-name="ro2">
          <table:table-cell office:value-type="float" office:value="41" table:formula="of:=[.A14]-[.A4]" table:style-name="ce1">
            <text:p>41</text:p>
          </table:table-cell>
          <table:table-cell office:value-type="float" office:value="-0.63000000000000078" table:formula="of:=[.B14]-[.B4]" table:style-name="ce1">
            <text:p>-0,6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end of discharge:</text:p>
          </table:table-cell>
          <table:table-cell table:number-columns-repeated="16383" table:style-name="ce1"/>
        </table:table-row>
        <table:table-row table:style-name="ro2">
          <table:table-cell office:value-type="float" office:value="-1.5365853658536604E-2" table:formula="of:=[.B22]/[.A22]" table:style-name="ce5">
            <text:p>-0,015</text:p>
          </table:table-cell>
          <table:table-cell office:value-type="string" table:style-name="ce1">
            <text:p>V/day</text:p>
          </table:table-cell>
          <table:table-cell table:number-columns-repeated="16382" table:style-name="ce1"/>
        </table:table-row>
        <table:table-row table:style-name="ro2">
          <table:table-cell office:value-type="float" office:value="-1.5051746442432089E-2" table:formula="of:=SLOPE([.B4:.B14]; [.A4:.A14])" table:style-name="ce6">
            <text:p>-0,015</text:p>
          </table:table-cell>
          <table:table-cell office:value-type="string" table:style-name="ce1">
            <text:p>V/day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(standby conditions!)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1">
            <text:p>Conv factor:</text:p>
          </table:table-cell>
          <table:table-cell office:value-type="float" office:value="6.9344262295081976E-2" table:formula="of:=[Battery_ADC_conversion_table.$C$13]" table:style-name="ce7">
            <text:p>0,069</text:p>
          </table:table-cell>
          <table:table-cell office:value-type="string" table:style-name="ce1">
            <text:p>V/ADC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table:style-name="ce1">
            <text:p>Offset:</text:p>
          </table:table-cell>
          <table:table-cell office:value-type="float" office:value="4.386065573770491" table:formula="of:=[Battery_ADC_conversion_table.$E$13]" table:style-name="ce7">
            <text:p>4,386</text:p>
          </table:table-cell>
          <table:table-cell office:value-type="string" table:style-name="ce1">
            <text:p>V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Measurement date</text:p>
          </table:table-cell>
          <table:table-cell office:value-type="string" table:style-name="ce3">
            <text:p>ADC read</text:p>
          </table:table-cell>
          <table:table-cell office:value-type="string" table:style-name="ce3">
            <text:p>Battery Voltage (Estimated)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18-08-19T00:00:00" table:style-name="ce8">
            <text:p>19/08/2018</text:p>
          </table:table-cell>
          <table:table-cell office:value-type="float" office:value="116" table:style-name="ce1">
            <text:p>116</text:p>
          </table:table-cell>
          <table:table-cell office:value-type="float" office:value="12.43" table:formula="of:=[.B32]*[.$D$28]+[.$D$29]" table:style-name="ce9">
            <text:p>12,43</text:p>
          </table:table-cell>
          <table:table-cell office:value-type="string" table:style-name="ce1">
            <text:p>V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08-30T00:00:00" table:style-name="ce8">
            <text:p>30/08/2018</text:p>
          </table:table-cell>
          <table:table-cell office:value-type="float" office:value="102" table:style-name="ce1">
            <text:p>102</text:p>
          </table:table-cell>
          <table:table-cell office:value-type="float" office:value="11.459180327868854" table:formula="of:=[.B33]*[.$D$28]+[.$D$29]" table:style-name="ce9">
            <text:p>11,46</text:p>
          </table:table-cell>
          <table:table-cell office:value-type="string" table:style-name="ce1">
            <text:p>V</text:p>
          </table:table-cell>
          <table:table-cell table:number-columns-repeated="16380"/>
        </table:table-row>
        <table:table-row table:style-name="ro2">
          <table:table-cell office:value-type="date" office:date-value="2018-09-10T00:00:00" table:style-name="ce8">
            <text:p>10/09/2018</text:p>
          </table:table-cell>
          <table:table-cell office:value-type="float" office:value="94" table:style-name="ce1">
            <text:p>94</text:p>
          </table:table-cell>
          <table:table-cell office:value-type="float" office:value="10.904426229508196" table:formula="of:=[.B34]*[.$D$28]+[.$D$29]" table:style-name="ce9">
            <text:p>10,90</text:p>
          </table:table-cell>
          <table:table-cell office:value-type="string" table:style-name="ce1">
            <text:p>V</text:p>
          </table:table-cell>
          <table:table-cell table:number-columns-repeated="16380"/>
        </table:table-row>
        <table:table-row table:style-name="ro2">
          <table:table-cell office:value-type="date" office:date-value="2018-09-23T00:00:00" table:style-name="ce8">
            <text:p>23/09/2018</text:p>
          </table:table-cell>
          <table:table-cell office:value-type="float" office:value="74" table:style-name="ce1">
            <text:p>74</text:p>
          </table:table-cell>
          <table:table-cell office:value-type="float" office:value="9.5175409836065583" table:formula="of:=[.B35]*[.$D$28]+[.$D$29]" table:style-name="ce9">
            <text:p>9,52</text:p>
          </table:table-cell>
          <table:table-cell office:value-type="string" table:style-name="ce1">
            <text:p>V</text:p>
          </table:table-cell>
          <table:table-cell table:number-columns-repeated="16380"/>
        </table:table-row>
        <table:table-row table:style-name="ro2">
          <table:table-cell office:value-type="date" office:date-value="2018-09-30T00:00:00" table:style-name="ce8">
            <text:p>30/09/2018</text:p>
          </table:table-cell>
          <table:table-cell office:value-type="float" office:value="55" table:style-name="ce1">
            <text:p>55</text:p>
          </table:table-cell>
          <table:table-cell office:value-type="float" office:value="8.1999999999999993" table:formula="of:=[.B36]*[.$D$28]+[.$D$29]" table:style-name="ce9">
            <text:p>8,20</text:p>
          </table:table-cell>
          <table:table-cell office:value-type="string" table:style-name="ce1">
            <text:p>V</text:p>
          </table:table-cell>
          <table:table-cell table:number-columns-repeated="16380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1">
            <text:p>Difference between first and last measurements</text:p>
          </table:table-cell>
          <table:table-cell table:number-columns-repeated="16383" table:style-name="ce1"/>
        </table:table-row>
        <table:table-row table:style-name="ro2">
          <table:table-cell office:value-type="float" office:value="42" table:formula="of:=[.A36]-[.A32]" table:style-name="ce1">
            <text:p>42</text:p>
          </table:table-cell>
          <table:table-cell office:value-type="float" office:value="-61" table:formula="of:=[.B36]-[.B32]" table:style-name="ce1">
            <text:p>-6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end of discharge:</text:p>
          </table:table-cell>
          <table:table-cell table:number-columns-repeated="16383" table:style-name="ce1"/>
        </table:table-row>
        <table:table-row table:style-name="ro3">
          <table:table-cell office:value-type="float" office:value="-1.4523809523809523" table:formula="of:=[.B41]/[.A41]" table:style-name="ce7">
            <text:p>-1,452</text:p>
          </table:table-cell>
          <table:table-cell office:value-type="string" table:style-name="ce7">
            <text:p>ADC counts/day</text:p>
          </table:table-cell>
          <table:table-cell table:number-columns-repeated="16382" table:style-name="ce1"/>
        </table:table-row>
        <table:table-row table:style-name="ro3">
          <table:table-cell office:value-type="float" office:value="-0.10071428571428573" table:formula="of:=[.A43]*[.D28]" table:style-name="ce7">
            <text:p>-0,101</text:p>
          </table:table-cell>
          <table:table-cell office:value-type="string" table:style-name="ce7">
            <text:p>V/day</text:p>
          </table:table-cell>
          <table:table-cell table:number-columns-repeated="16382" table:style-name="ce1"/>
        </table:table-row>
        <table:table-row table:number-rows-repeated="3" table:style-name="ro2">
          <table:table-cell table:number-columns-repeated="16384"/>
        </table:table-row>
        <table:table-row table:style-name="ro3">
          <table:table-cell office:value-type="string" table:style-name="ce3">
            <text:p>Measurement date</text:p>
          </table:table-cell>
          <table:table-cell office:value-type="string" table:style-name="ce3">
            <text:p>ADC read</text:p>
          </table:table-cell>
          <table:table-cell office:value-type="string" table:style-name="ce3">
            <text:p>Battery Voltage (Estimated)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18-11-04T00:00:00" table:style-name="ce8">
            <text:p>04/11/2018</text:p>
          </table:table-cell>
          <table:table-cell office:value-type="float" office:value="111" table:style-name="ce1">
            <text:p>111</text:p>
          </table:table-cell>
          <table:table-cell office:value-type="float" office:value="12.08327868852459" table:formula="of:=[.B49]*[.$D$28]+[.$D$29]" table:style-name="ce9">
            <text:p>12,08</text:p>
          </table:table-cell>
          <table:table-cell office:value-type="string" table:style-name="ce1">
            <text:p>V</text:p>
          </table:table-cell>
          <table:table-cell table:number-columns-repeated="16380"/>
        </table:table-row>
        <table:table-row table:number-rows-repeated="4" table:style-name="ro2">
          <table:table-cell table:style-name="ce8"/>
          <table:table-cell table:style-name="ce1"/>
          <table:table-cell table:style-name="ce9"/>
          <table:table-cell table:number-columns-repeated="16381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1">
            <text:p>Difference between first and last measurements</text:p>
          </table:table-cell>
          <table:table-cell table:number-columns-repeated="16383" table:style-name="ce1"/>
        </table:table-row>
        <table:table-row table:style-name="ro2">
          <table:table-cell office:value-type="float" office:value="-43408" table:formula="of:=[.A53]-[.A49]" table:style-name="ce1">
            <text:p>-43408</text:p>
          </table:table-cell>
          <table:table-cell office:value-type="float" office:value="-111" table:formula="of:=[.B53]-[.B49]" table:style-name="ce1">
            <text:p>-11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end of discharge:</text:p>
          </table:table-cell>
          <table:table-cell table:number-columns-repeated="16383" table:style-name="ce1"/>
        </table:table-row>
        <table:table-row table:style-name="ro3">
          <table:table-cell office:value-type="float" office:value="2.5571323258385551E-3" table:formula="of:=[.B58]/[.A58]" table:style-name="ce7">
            <text:p>0,003</text:p>
          </table:table-cell>
          <table:table-cell office:value-type="string" table:style-name="ce7">
            <text:p>ADC counts/day</text:p>
          </table:table-cell>
          <table:table-cell table:number-columns-repeated="16382" table:style-name="ce1"/>
        </table:table-row>
        <table:table-row table:style-name="ro3">
          <table:table-cell office:value-type="float" office:value="0" table:formula="of:=[.A60]*[.D45]" table:style-name="ce7">
            <text:p>0,000</text:p>
          </table:table-cell>
          <table:table-cell office:value-type="string" table:style-name="ce7">
            <text:p>V/day</text:p>
          </table:table-cell>
          <table:table-cell table:number-columns-repeated="16382" table:style-name="ce1"/>
        </table:table-row>
        <table:table-row table:number-rows-repeated="1048515" table:style-name="ro2">
          <table:table-cell table:number-columns-repeated="16384"/>
        </table:table-row>
      </table:table>
      <table:table table:name="Battery_ADC_conversion_table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Battery level reported by the CC1110 ADC vs real battery voltage</text:p>
          </table:table-cell>
          <table:table-cell table:number-columns-repeated="16383" table:style-name="ce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Measured value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3">
            <text:p>ADC result, x axis</text:p>
          </table:table-cell>
          <table:table-cell office:value-type="string" table:style-name="ce3">
            <text:p>Battery voltage (V), y axis</text:p>
          </table:table-cell>
          <table:table-cell table:number-columns-repeated="16382" table:style-name="ce1"/>
        </table:table-row>
        <table:table-row table:style-name="ro2">
          <table:table-cell office:value-type="float" office:value="55" table:style-name="ce9">
            <text:p>55,00</text:p>
          </table:table-cell>
          <table:table-cell office:value-type="float" office:value="8.1999999999999993" table:style-name="ce9">
            <text:p>8,20</text:p>
          </table:table-cell>
          <table:table-cell office:value-type="string" table:style-name="ce10">
            <text:p>point 0</text:p>
          </table:table-cell>
          <table:table-cell table:style-name="ce9"/>
          <table:table-cell table:number-columns-repeated="16380" table:style-name="ce1"/>
        </table:table-row>
        <table:table-row table:style-name="ro2">
          <table:table-cell office:value-type="float" office:value="116" table:style-name="ce9">
            <text:p>116,00</text:p>
          </table:table-cell>
          <table:table-cell office:value-type="float" office:value="12.43" table:style-name="ce9">
            <text:p>12,43</text:p>
          </table:table-cell>
          <table:table-cell office:value-type="string" table:style-name="ce10">
            <text:p>point 1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>
            <draw:frame draw:z-index="1" draw:id="id1" draw:style-name="a1" draw:name="Picture 1" svg:x="1.26042in" svg:y="0.04167in" svg:width="4.1875in" svg:height="0.28125in" style:rel-width="scale" style:rel-height="scale">
              <draw:image xlink:href="media/image1.gif" xlink:type="simple" xlink:show="embed" xlink:actuate="onLoad"/>
              <svg:title/>
              <svg:desc>Point Slope Form</svg:desc>
            </draw:frame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3">
            <text:p>Fitting line computation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3">
            <text:p>ADC delta (deltaX)</text:p>
          </table:table-cell>
          <table:table-cell office:value-type="string" table:style-name="ce3">
            <text:p>Battery V delta (deltaY)</text:p>
          </table:table-cell>
          <table:table-cell office:value-type="string" table:style-name="ce3">
            <text:p>Angular coeff m</text:p>
          </table:table-cell>
          <table:table-cell table:style-name="ce1"/>
          <table:table-cell office:value-type="string" table:style-name="ce3">
            <text:p>Total offset</text:p>
          </table:table-cell>
          <table:table-cell table:number-columns-repeated="16379" table:style-name="ce1"/>
        </table:table-row>
        <table:table-row table:style-name="ro3">
          <table:table-cell office:value-type="float" office:value="61" table:formula="of:=[.A6]-[.A5]" table:style-name="ce9">
            <text:p>61,00</text:p>
          </table:table-cell>
          <table:table-cell office:value-type="float" office:value="4.2300000000000004" table:formula="of:=[.B6]-[.B5]" table:style-name="ce9">
            <text:p>4,23</text:p>
          </table:table-cell>
          <table:table-cell office:value-type="float" office:value="6.9344262295081976E-2" table:formula="of:=[.B13]/[.A13]" table:style-name="ce7">
            <text:p>0,069</text:p>
          </table:table-cell>
          <table:table-cell office:value-type="string" table:style-name="ce9">
            <text:p>V/ADC</text:p>
          </table:table-cell>
          <table:table-cell office:value-type="float" office:value="4.386065573770491" table:formula="of:=[.B5]-[.C13]*[.A5]" table:style-name="ce7">
            <text:p>4,386</text:p>
          </table:table-cell>
          <table:table-cell office:value-type="string" table:style-name="ce1">
            <text:p>V</text:p>
          </table:table-cell>
          <table:table-cell table:number-columns-repeated="16378"/>
        </table:table-row>
        <table:table-row table:style-name="ro2">
          <table:table-cell table:number-columns-repeated="4" table:style-name="ce1"/>
          <table:table-cell table:style-name="ce9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Computed conversion table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3">
            <text:p>ADC value</text:p>
          </table:table-cell>
          <table:table-cell office:value-type="string" table:style-name="ce3">
            <text:p>Battery voltage (V)</text:p>
          </table:table-cell>
          <table:table-cell table:number-columns-repeated="16382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4.386065573770491" table:formula="of:=[.$C$13]*[.A18]+[.$E$13]" table:style-name="ce5">
            <text:p>4,386</text:p>
          </table:table-cell>
          <table:table-cell table:number-columns-repeated="16382"/>
        </table:table-row>
        <table:table-row table:style-name="ro2">
          <table:table-cell office:value-type="float" office:value="10" table:formula="of:=[.A18]+10" table:style-name="ce1">
            <text:p>10</text:p>
          </table:table-cell>
          <table:table-cell office:value-type="float" office:value="5.0795081967213109" table:formula="of:=[.$C$13]*[.A19]+[.$E$13]" table:style-name="ce5">
            <text:p>5,080</text:p>
          </table:table-cell>
          <table:table-cell table:number-columns-repeated="16382"/>
        </table:table-row>
        <table:table-row table:style-name="ro2">
          <table:table-cell office:value-type="float" office:value="20" table:formula="of:=[.A19]+10" table:style-name="ce1">
            <text:p>20</text:p>
          </table:table-cell>
          <table:table-cell office:value-type="float" office:value="5.7729508196721309" table:formula="of:=[.$C$13]*[.A20]+[.$E$13]" table:style-name="ce5">
            <text:p>5,773</text:p>
          </table:table-cell>
          <table:table-cell table:number-columns-repeated="16382"/>
        </table:table-row>
        <table:table-row table:style-name="ro2">
          <table:table-cell office:value-type="float" office:value="30" table:formula="of:=[.A20]+10" table:style-name="ce1">
            <text:p>30</text:p>
          </table:table-cell>
          <table:table-cell office:value-type="float" office:value="6.4663934426229499" table:formula="of:=[.$C$13]*[.A21]+[.$E$13]" table:style-name="ce5">
            <text:p>6,466</text:p>
          </table:table-cell>
          <table:table-cell table:number-columns-repeated="16382"/>
        </table:table-row>
        <table:table-row table:style-name="ro2">
          <table:table-cell office:value-type="float" office:value="40" table:formula="of:=[.A21]+10" table:style-name="ce1">
            <text:p>40</text:p>
          </table:table-cell>
          <table:table-cell office:value-type="float" office:value="7.1598360655737698" table:formula="of:=[.$C$13]*[.A22]+[.$E$13]" table:style-name="ce5">
            <text:p>7,160</text:p>
          </table:table-cell>
          <table:table-cell table:number-columns-repeated="16382"/>
        </table:table-row>
        <table:table-row table:style-name="ro2">
          <table:table-cell office:value-type="float" office:value="50" table:formula="of:=[.A22]+10" table:style-name="ce1">
            <text:p>50</text:p>
          </table:table-cell>
          <table:table-cell office:value-type="float" office:value="7.8532786885245898" table:formula="of:=[.$C$13]*[.A23]+[.$E$13]" table:style-name="ce5">
            <text:p>7,853</text:p>
          </table:table-cell>
          <table:table-cell table:number-columns-repeated="16382"/>
        </table:table-row>
        <table:table-row table:style-name="ro2">
          <table:table-cell office:value-type="float" office:value="60" table:formula="of:=[.A23]+10" table:style-name="ce1">
            <text:p>60</text:p>
          </table:table-cell>
          <table:table-cell office:value-type="float" office:value="8.5467213114754088" table:formula="of:=[.$C$13]*[.A24]+[.$E$13]" table:style-name="ce5">
            <text:p>8,547</text:p>
          </table:table-cell>
          <table:table-cell table:number-columns-repeated="16382"/>
        </table:table-row>
        <table:table-row table:style-name="ro2">
          <table:table-cell office:value-type="float" office:value="70" table:formula="of:=[.A24]+10" table:style-name="ce1">
            <text:p>70</text:p>
          </table:table-cell>
          <table:table-cell office:value-type="float" office:value="9.2401639344262296" table:formula="of:=[.$C$13]*[.A25]+[.$E$13]" table:style-name="ce5">
            <text:p>9,240</text:p>
          </table:table-cell>
          <table:table-cell table:number-columns-repeated="16382"/>
        </table:table-row>
        <table:table-row table:style-name="ro2">
          <table:table-cell office:value-type="float" office:value="80" table:formula="of:=[.A25]+10" table:style-name="ce1">
            <text:p>80</text:p>
          </table:table-cell>
          <table:table-cell office:value-type="float" office:value="9.9336065573770487" table:formula="of:=[.$C$13]*[.A26]+[.$E$13]" table:style-name="ce5">
            <text:p>9,934</text:p>
          </table:table-cell>
          <table:table-cell table:number-columns-repeated="16382"/>
        </table:table-row>
        <table:table-row table:style-name="ro2">
          <table:table-cell office:value-type="float" office:value="90" table:formula="of:=[.A26]+10" table:style-name="ce1">
            <text:p>90</text:p>
          </table:table-cell>
          <table:table-cell office:value-type="float" office:value="10.627049180327869" table:formula="of:=[.$C$13]*[.A27]+[.$E$13]" table:style-name="ce5">
            <text:p>10,627</text:p>
          </table:table-cell>
          <table:table-cell table:number-columns-repeated="16382"/>
        </table:table-row>
        <table:table-row table:style-name="ro2">
          <table:table-cell office:value-type="float" office:value="100" table:formula="of:=[.A27]+10" table:style-name="ce1">
            <text:p>100</text:p>
          </table:table-cell>
          <table:table-cell office:value-type="float" office:value="11.320491803278689" table:formula="of:=[.$C$13]*[.A28]+[.$E$13]" table:style-name="ce5">
            <text:p>11,320</text:p>
          </table:table-cell>
          <table:table-cell table:number-columns-repeated="16382"/>
        </table:table-row>
        <table:table-row table:style-name="ro2">
          <table:table-cell office:value-type="float" office:value="110" table:formula="of:=[.A28]+10" table:style-name="ce1">
            <text:p>110</text:p>
          </table:table-cell>
          <table:table-cell office:value-type="float" office:value="12.013934426229508" table:formula="of:=[.$C$13]*[.A29]+[.$E$13]" table:style-name="ce5">
            <text:p>12,014</text:p>
          </table:table-cell>
          <table:table-cell table:number-columns-repeated="16382"/>
        </table:table-row>
        <table:table-row table:style-name="ro2">
          <table:table-cell office:value-type="float" office:value="120" table:formula="of:=[.A29]+10" table:style-name="ce1">
            <text:p>120</text:p>
          </table:table-cell>
          <table:table-cell office:value-type="float" office:value="12.707377049180328" table:formula="of:=[.$C$13]*[.A30]+[.$E$13]" table:style-name="ce5">
            <text:p>12,707</text:p>
          </table:table-cell>
          <table:table-cell table:number-columns-repeated="16382"/>
        </table:table-row>
        <table:table-row table:style-name="ro2">
          <table:table-cell office:value-type="float" office:value="130" table:formula="of:=[.A30]+10" table:style-name="ce1">
            <text:p>130</text:p>
          </table:table-cell>
          <table:table-cell office:value-type="float" office:value="13.400819672131147" table:formula="of:=[.$C$13]*[.A31]+[.$E$13]" table:style-name="ce5">
            <text:p>13,401</text:p>
          </table:table-cell>
          <table:table-cell table:number-columns-repeated="16382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>
      <number:number number:decimal-places="3" number:min-integer-digits="1"/>
    </number:number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9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9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Francesco Montorsi</dc:creator>
    <meta:creation-date>2018-04-28T12:00:02Z</meta:creation-date>
    <dc:date>2018-11-04T11:48:40Z</dc:date>
    <meta:editing-cycles>8</meta:editing-cycles>
    <meta:editing-duration>PT61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628031496063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Discharge_in_sleep_mode.$A$4:.$A$14"/>
          </chart:axis>
          <chart:series chart:label-cell-address="Discharge_in_sleep_mode.$B$3" chart:values-cell-range-address="Discharge_in_sleep_mode.$B$4:.$B$14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